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ff4000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in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adult <text:s/>INTEGER</text:span></text:p>
          <text:p text:style-name="P3"><text:span text:style-name="T2">single_adult INTEGER</text:span></text:p>
          <text:p text:style-name="P3"><text:span text:style-name="T2">child_under_12_rb INT</text:span></text:p>
          <text:p text:style-name="P3"><text:span text:style-name="T2">child_under_12_exb INT</text:span></text:p>
          <text:p text:style-name="P3"><text:span text:style-name="T2">child_under_7_exb INT</text:span></text:p>
          <text:p text:style-name="P3"><text:span text:style-name="T2">child_under_2_exb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7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type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client_id (FR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5cm" svg:y="8.4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9.056cm">
          <text:p text:style-name="P3"><text:span text:style-name="T2">Id (PK)</text:span></text:p>
          <text:p text:style-name="P3"><text:span text:style-name="T2">reservation_id (FR)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77cm" svg:x2="14.5cm" svg:y2="14.77cm">
          <text:p/>
        </draw:line>
        <draw:line draw:style-name="gr6" draw:text-style-name="P6" draw:layer="layout" svg:x1="14.5cm" svg:y1="14.77cm" svg:x2="14.5cm" svg:y2="9.372cm">
          <text:p/>
        </draw:line>
        <draw:line draw:style-name="gr6" draw:text-style-name="P6" draw:layer="layout" svg:x1="14.5cm" svg:y1="9.372cm" svg:x2="15.135cm" svg:y2="9.372cm">
          <text:p/>
        </draw:line>
        <draw:line draw:style-name="gr6" draw:text-style-name="P6" draw:layer="layout" svg:x1="9.42cm" svg:y1="15.087cm" svg:x2="8.785cm" svg:y2="15.087cm">
          <text:p/>
        </draw:line>
        <draw:line draw:style-name="gr6" draw:text-style-name="P6" draw:layer="layout" svg:x1="8.785cm" svg:y1="15.087cm" svg:x2="8.785cm" svg:y2="3.34cm">
          <text:p/>
        </draw:line>
        <draw:line draw:style-name="gr6" draw:text-style-name="P6" draw:layer="layout" svg:x1="8.785cm" svg:y1="3.34cm" svg:x2="9.42cm" svg:y2="2.705cm">
          <text:p/>
        </draw:line>
        <draw:line draw:style-name="gr6" draw:text-style-name="P6" draw:layer="layout" svg:x1="13.865cm" svg:y1="14.77cm" svg:x2="13.547cm" svg:y2="14.452cm">
          <text:p/>
        </draw:line>
        <draw:line draw:style-name="gr6" draw:text-style-name="P6" draw:layer="layout" svg:x1="13.865cm" svg:y1="14.77cm" svg:x2="13.547cm" svg:y2="15.087cm">
          <text:p/>
        </draw:line>
        <draw:line draw:style-name="gr6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6" draw:text-style-name="P6" draw:layer="layout" svg:x1="9.202cm" svg:y1="14.77cm" svg:x2="9.202cm" svg:y2="15.4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21.637cm" svg:y2="7.667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6" draw:text-style-name="P6" draw:layer="layout" svg:x1="14.817cm" svg:y1="9.155cm" svg:x2="14.817cm" svg:y2="10.007cm">
          <text:p/>
        </draw:line>
        <draw:line draw:style-name="gr6" draw:text-style-name="P6" draw:layer="layout" svg:x1="15.135cm" svg:y1="9.69cm" svg:x2="11.325cm" svg:y2="9.69cm">
          <text:p/>
        </draw:line>
        <draw:line draw:style-name="gr6" draw:text-style-name="P6" draw:layer="layout" svg:x1="11.325cm" svg:y1="9.69cm" svg:x2="11.325cm" svg:y2="13.5cm">
          <text:p/>
        </draw:line>
        <draw:line draw:style-name="gr6" draw:text-style-name="P6" draw:layer="layout" svg:x1="11.325cm" svg:y1="13.182cm" svg:x2="11.642cm" svg:y2="13.5cm">
          <text:p/>
        </draw:line>
        <draw:line draw:style-name="gr6" draw:text-style-name="P6" draw:layer="layout" svg:x1="11.325cm" svg:y1="13.182cm" svg:x2="11.007cm" svg:y2="13.5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7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1.16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3.7cm" svg:y="14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637cm" svg:y1="7.667cm" svg:x2="21.955cm" svg:y2="6.715cm">
          <text:p/>
        </draw:line>
        <draw:line draw:style-name="gr4" draw:text-style-name="P6" draw:layer="layout" svg:x1="21.637cm" svg:y1="7.032cm" svg:x2="21.955cm" svg:y2="7.35cm">
          <text:p/>
        </draw:line>
        <draw:line draw:style-name="gr4" draw:text-style-name="P6" draw:layer="layout" svg:x1="3.64cm" svg:y1="2.687cm" svg:x2="4.175cm" svg:y2="2.27cm">
          <text:p/>
        </draw:line>
        <draw:line draw:style-name="gr4" draw:text-style-name="P6" draw:layer="layout" svg:x1="3.652cm" svg:y1="2.722cm" svg:x2="4.175cm" svg:y2="3.222cm">
          <text:p/>
        </draw:line>
        <draw:custom-shape draw:style-name="gr7" draw:text-style-name="P7" draw:layer="layout" svg:width="0.317cm" svg:height="0.318cm" svg:x="3.44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5-29T19:20:06.845793469</dc:date>
    <meta:editing-duration>PT5H58M42S</meta:editing-duration>
    <meta:editing-cycles>14</meta:editing-cycles>
    <meta:generator>LibreOffice/7.0.4.2$Linux_X86_64 LibreOffice_project/00$Build-2</meta:generator>
    <meta:document-statistic meta:object-count="63"/>
  </office:meta>
</office:document-meta>
</file>